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061" officeooo:paragraph-rsid="0004d061"/>
    </style:style>
    <style:style style:name="P2" style:family="paragraph" style:parent-style-name="Standard">
      <style:text-properties officeooo:rsid="0007045a" officeooo:paragraph-rsid="0007045a"/>
    </style:style>
    <style:style style:name="P3" style:family="paragraph" style:parent-style-name="Standard">
      <style:text-properties officeooo:rsid="0007af9f" officeooo:paragraph-rsid="0007af9f"/>
    </style:style>
    <style:style style:name="P4" style:family="paragraph" style:parent-style-name="Standard">
      <style:text-properties officeooo:rsid="0007af9f" officeooo:paragraph-rsid="0009301c"/>
    </style:style>
    <style:style style:name="P5" style:family="paragraph" style:parent-style-name="Standard">
      <style:text-properties officeooo:rsid="000d9a7e" officeooo:paragraph-rsid="000d9a7e"/>
    </style:style>
    <style:style style:name="P6" style:family="paragraph" style:parent-style-name="Standard">
      <style:text-properties officeooo:rsid="0010e1bc" officeooo:paragraph-rsid="0010e1bc"/>
    </style:style>
    <style:style style:name="P7" style:family="paragraph" style:parent-style-name="Standard">
      <style:text-properties officeooo:rsid="00180100" officeooo:paragraph-rsid="00180100"/>
    </style:style>
    <style:style style:name="P8" style:family="paragraph" style:parent-style-name="Standard">
      <style:text-properties officeooo:rsid="00180100" officeooo:paragraph-rsid="0018e9c1"/>
    </style:style>
    <style:style style:name="P9" style:family="paragraph" style:parent-style-name="Standard">
      <style:text-properties officeooo:rsid="0018e9c1" officeooo:paragraph-rsid="0018e9c1"/>
    </style:style>
    <style:style style:name="P10" style:family="paragraph" style:parent-style-name="Standard">
      <style:text-properties officeooo:paragraph-rsid="00180100"/>
    </style:style>
    <style:style style:name="P11" style:family="paragraph" style:parent-style-name="Standard">
      <style:text-properties officeooo:rsid="0019cbd5" officeooo:paragraph-rsid="0019cbd5"/>
    </style:style>
    <style:style style:name="P12" style:family="paragraph" style:parent-style-name="Standard">
      <style:text-properties officeooo:rsid="001ba2f5" officeooo:paragraph-rsid="001ba2f5"/>
    </style:style>
    <style:style style:name="P13" style:family="paragraph" style:parent-style-name="Standard">
      <style:text-properties fo:color="#cccccc" style:font-name="Droid Sans Mono" fo:font-size="10.5pt" fo:font-weight="normal" officeooo:rsid="001ba2f5" officeooo:paragraph-rsid="001ba2f5" fo:background-color="#1f1f1f"/>
    </style:style>
    <style:style style:name="P14" style:family="paragraph" style:parent-style-name="Preformatted_20_Text">
      <style:text-properties officeooo:rsid="001ba2f5" officeooo:paragraph-rsid="001ba2f5"/>
    </style:style>
    <style:style style:name="P1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 style:writing-mode="lr-tb"/>
    </style:style>
    <style:style style:name="P16" style:family="paragraph" style:parent-style-name="Standard">
      <style:text-properties officeooo:rsid="001ba2f5" officeooo:paragraph-rsid="001ba2f5"/>
    </style:style>
    <style:style style:name="T1" style:family="text">
      <style:text-properties officeooo:rsid="0005bcaa"/>
    </style:style>
    <style:style style:name="T2" style:family="text">
      <style:text-properties officeooo:rsid="000a9342"/>
    </style:style>
    <style:style style:name="T3" style:family="text">
      <style:text-properties officeooo:rsid="000b3f24"/>
    </style:style>
    <style:style style:name="T4" style:family="text">
      <style:text-properties officeooo:rsid="00109781"/>
    </style:style>
    <style:style style:name="T5" style:family="text">
      <style:text-properties officeooo:rsid="001299e8"/>
    </style:style>
    <style:style style:name="T6" style:family="text">
      <style:text-properties officeooo:rsid="0013d23a"/>
    </style:style>
    <style:style style:name="T7" style:family="text">
      <style:text-properties officeooo:rsid="00154313"/>
    </style:style>
    <style:style style:name="T8" style:family="text">
      <style:text-properties officeooo:rsid="00180100"/>
    </style:style>
    <style:style style:name="T9" style:family="text">
      <style:text-properties officeooo:rsid="00180279"/>
    </style:style>
    <style:style style:name="T10" style:family="text">
      <style:text-properties officeooo:rsid="0018e9c1"/>
    </style:style>
    <style:style style:name="T11" style:family="text">
      <style:text-properties officeooo:rsid="001c92f0"/>
    </style:style>
    <style:style style:name="T12" style:family="text">
      <style:text-properties fo:color="#569cd6"/>
    </style:style>
    <style:style style:name="T13" style:family="text">
      <style:text-properties fo:color="#9cdcfe"/>
    </style:style>
    <style:style style:name="T14" style:family="text">
      <style:text-properties fo:color="#dcdcaa"/>
    </style:style>
    <style:style style:name="T15" style:family="text">
      <style:text-properties fo:color="#ce9178"/>
    </style:style>
    <style:style style:name="T16" style:family="text">
      <style:text-properties fo:font-variant="normal" fo:text-transform="none" fo:font-size="10.5pt" fo:letter-spacing="normal" fo:font-style="normal" fo:font-weight="normal" loext:padding="0cm" loext:border="none"/>
    </style:style>
    <style:style style:name="T17" style:family="text">
      <style:text-properties fo:font-variant="normal" fo:text-transform="none" fo:letter-spacing="normal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<text:tab/></text:p>
      <text:p text:style-name="P1"/>
      <text:p text:style-name="P1">Webpack – para utilizar vários arquivos js em um só. <text:span text:style-name="T2">É um empacotador de modulos.</text:span></text:p>
      <text:p text:style-name="P1"/>
      <text:p text:style-name="P1">Webpack Dev Server – <text:span text:style-name="T3">para rodar o servidor desse pacote.</text:span></text:p>
      <text:p text:style-name="P2"/>
      <text:p text:style-name="P2">Static – pode ser chamado direto sem precisar estanciar um objeto – <text:span text:style-name="T7">não tem o this dentro de métodos statics</text:span></text:p>
      <text:p text:style-name="P3"/>
      <text:p text:style-name="P3">arrons function – não é possível utilizar this nesse tipo de função, porque ela não usa escolpo, para utilizar o this é preciso usar a function no formato tradicional.</text:p>
      <text:p text:style-name="P3"/>
      <text:p text:style-name="P4">FormData - Pega todos os campos dentro do formData.</text:p>
      <text:p text:style-name="P4"/>
      <text:p text:style-name="P4">Worker - para ler arquivos pdf</text:p>
      <text:p text:style-name="P1"/>
      <text:p text:style-name="P1"/>
      <text:p text:style-name="P1"/>
      <text:p text:style-name="P1">Erros</text:p>
      <text:p text:style-name="P1"/>
      <text:p text:style-name="P1">- Filtro de lista para contatos.</text:p>
      <text:p text:style-name="P1">- <text:span text:style-name="T1">Visualizando msg de um usuário na tela do outro.</text:span></text:p>
      <text:p text:style-name="P1"/>
      <text:p text:style-name="P1"/>
      <text:p text:style-name="P1"/>
      <text:p text:style-name="P1"/>
      <text:p text:style-name="P1"/>
      <text:p text:style-name="P5">Criar um trigger e quem tiver ouvindo esse evento chama o on, <text:span text:style-name="T6">só dispara o triggre se tiver alguém para ouvir</text:span></text:p>
      <text:p text:style-name="P5">trigger = disparo</text:p>
      <text:p text:style-name="P5">on = ouvir </text:p>
      <text:p text:style-name="P5"/>
      <text:p text:style-name="P5">blob - <text:s/>para manipulação de binário.</text:p>
      <text:p text:style-name="P5"/>
      <text:p text:style-name="P5">padrão DAO – <text:span text:style-name="T4">dados axios objects – </text:span><text:span text:style-name="T5">Controlador de dados por meio de objetos</text:span></text:p>
      <text:p text:style-name="P5"/>
      <text:p text:style-name="P6">gets e sets – É o modo correto de acessar métodos privados.</text:p>
      <text:p text:style-name="P6"/>
      <text:p text:style-name="P6"/>
      <text:p text:style-name="P7">Obs: Quando manda mensagem ela é enviada mas fica desabilitada na tela (clica nela e nada acontece com, imagens, contatos, e documento<text:span text:style-name="T9">s, isso serve tambem para carregamentos de APIs</text:span>. Isso acontece porque atulizavamos a tela usando o inerHTML , isso que<text:span text:style-name="T9">r</text:span> dizer que eu pegava uma string com innerHTML e colocava no lugar <text:span text:style-name="T9">d</text:span>o elemento que estava com o DOM com todos os efeitos e eventos, e como é uma string ela <text:span text:style-name="T9">perdia todos os recursos de programação</text:span>.</text:p>
      <text:p text:style-name="P7"/>
      <text:p text:style-name="P7">ERRADO</text:p>
      <text:p text:style-name="P7">( </text:p>
      <text:p text:style-name="P7"><text:s/>this.el.panelMessagesContainer.querySelector('#_' + data.id).innerHTML = messageEl.innerHTML; )</text:p>
      <text:p text:style-name="P7"/>
      <text:p text:style-name="P9">A maneira correta de tranferir os elementos seria usando o “replaceChild”, ele troca um elemento pelo outro sem modificar sua configuração</text:p>
      <text:p text:style-name="P7"><text:soft-page-break/></text:p>
      <text:p text:style-name="P7"/>
      <text:p text:style-name="P7">CORRETO</text:p>
      <text:p text:style-name="P7"/>
      <text:p text:style-name="P7"/>
      <text:p text:style-name="P7"><text:s/>let messageEl = message.getViewElement(me);</text:p>
      <text:p text:style-name="P7"><text:s text:c="20"/></text:p>
      <text:p text:style-name="P10"><text:span text:style-name="T8"><text:s/>// </text:span><text:span text:style-name="T10">pega o pai dos elemento onde ocorrerá a troca</text:span></text:p>
      <text:p text:style-name="P7"><text:s text:c="2"/>let parent = this.el.panelMessagesContainer.querySelector('#_' + data.id).parentNode;</text:p>
      <text:p text:style-name="P7"/>
      <text:p text:style-name="P8">// <text:span text:style-name="T10">E substitui um elemento pelo outro usando ( </text:span>replaceChild <text:span text:style-name="T10">)</text:span></text:p>
      <text:p text:style-name="P7"><text:s text:c="2"/>parent.replaceChild(messageEl, this.el.panelMessagesContainer.querySelector('#_' + data.id))</text:p>
      <text:p text:style-name="P7"/>
      <text:p text:style-name="P7"/>
      <text:p text:style-name="P7"/>
      <text:p text:style-name="P7"/>
      <text:p text:style-name="P11">Só passo pelo construtor quando instancio uma classe</text:p>
      <text:p text:style-name="P11"/>
      <text:p text:style-name="P11"/>
      <text:p text:style-name="P11"/>
      <text:p text:style-name="P12">online</text:p>
      <text:p text:style-name="P12"><text:span text:style-name="T11">status </text:span>recebidos no contato</text:p>
      <text:p text:style-name="P12">contador de msg não lidas</text:p>
      <text:p text:style-name="P12">notificações</text:p>
      <text:p text:style-name="P12"/>
      <text:p text:style-name="P13"><text:span text:style-name="T12">this</text:span>.<text:span text:style-name="T13">el</text:span>.<text:span text:style-name="T13">btnSend</text:span>.<text:span text:style-name="T14">on</text:span>(<text:span text:style-name="T15">'click'</text:span>, <text:span text:style-name="T13">event</text:span> <text:span text:style-name="T12">=&gt;</text:span> {</text:p>
      <text:p text:style-name="P12"/>
      <text:p text:style-name="P12"/>
      <text:p text:style-name="P12"/>
      <text:p text:style-name="P12"><text:s/>&lt;span data-icon="status-dblcheck" class=""&gt;</text:p>
      <text:p text:style-name="P12"><text:s text:c="48"/>&lt;svg xmlns="http://www.w3.org/2000/svg" viewBox="0 0 18 18" width="18" height="18"&gt;</text:p>
      <text:p text:style-name="P12"><text:s text:c="52"/>&lt;path fill="#263238" fill-opacity=".4" d="M17.394 5.035l-.57-.444a.434.434 0 0 0-.609.076l-6.39 8.198a.38.38 0 0 1-.577.039l-.427-.388a.381.381 0 0 0-.578.038l-.451.576a.497.497 0 0 0 .043.645l1.575 1.51a.38.38 0 0 0 .577-.039l7.483-9.602a.436.436 0 0 0-.076-.609zm-4.892 0l-.57-.444a.434.434 0 0 0-.609.076l-6.39 8.198a.38.38 0 0 1-.577.039l-2.614-2.556a.435.435 0 0 0-.614.007l-.505.516a.435.435 0 0 0 .007.614l3.887 3.8a.38.38 0 0 0 .577-.039l7.483-9.602a.435.435 0 0 0-.075-.609z"&gt;&lt;/path&gt;</text:p>
      <text:p text:style-name="P12"><text:s text:c="48"/>&lt;/svg&gt;</text:p>
      <text:p text:style-name="P12"><text:s text:c="44"/>&lt;/span&gt;</text:p>
      <text:p text:style-name="P12"/>
      <text:p text:style-name="P12"/>
      <text:p text:style-name="P12"/>
      <text:p text:style-name="P12"><text:s text:c="12"/>db.collection('users').doc(uid).onSnapshot({ includeMetadataChanges: true }, (snap) =&gt; {</text:p>
      <text:p text:style-name="P12"><text:s text:c="16"/>if (!snap.metadata.fromCache) {</text:p>
      <text:p text:style-name="P12"><text:s text:c="21"/>const user = snap.data();</text:p>
      <text:p text:style-name="P12"><text:s text:c="21"/>// Code here</text:p>
      <text:p text:style-name="P12"><text:s text:c="17"/>}</text:p>
      <text:p text:style-name="P12"><text:s text:c="13"/>})</text:p>
      <text:p text:style-name="P12"/>
      <text:p text:style-name="P12"/>
      <text:p text:style-name="P14"><text:span text:style-name="Source_20_Text"><text:span text:style-name="T16">const observer = db.collection('cities').where('state', '==', 'CA')</text:span></text:span></text:p>
      <text:p text:style-name="P15"><text:span text:style-name="Source_20_Text"><text:span text:style-name="T17">  </text:span></text:span><text:span text:style-name="Source_20_Text"><text:span text:style-name="T16">.onSnapshot(querySnapshot =&gt; {</text:span></text:span></text:p>
      <text:p text:style-name="P15"><text:soft-page-break/><text:span text:style-name="Source_20_Text"><text:span text:style-name="T17">    </text:span></text:span><text:span text:style-name="Source_20_Text"><text:span text:style-name="T16">querySnapshot.docChanges().forEach(change =&gt; {</text:span></text:span></text:p>
      <text:p text:style-name="P15"><text:span text:style-name="Source_20_Text"><text:span text:style-name="T17">      </text:span></text:span><text:span text:style-name="Source_20_Text"><text:span text:style-name="T16">if (change.type === 'added') {</text:span></text:span></text:p>
      <text:p text:style-name="P15"><text:span text:style-name="Source_20_Text"><text:span text:style-name="T17">        </text:span></text:span><text:span text:style-name="Source_20_Text"><text:span text:style-name="T16">console.log('New city: ', change.doc.data());</text:span></text:span></text:p>
      <text:p text:style-name="P15"><text:span text:style-name="Source_20_Text"><text:span text:style-name="T17">      </text:span></text:span><text:span text:style-name="Source_20_Text"><text:span text:style-name="T16">}</text:span></text:span></text:p>
      <text:p text:style-name="P15"><text:span text:style-name="Source_20_Text"><text:span text:style-name="T17">      </text:span></text:span><text:span text:style-name="Source_20_Text"><text:span text:style-name="T16">if (change.type === 'modified') {</text:span></text:span></text:p>
      <text:p text:style-name="P15"><text:span text:style-name="Source_20_Text"><text:span text:style-name="T17">        </text:span></text:span><text:span text:style-name="Source_20_Text"><text:span text:style-name="T16">console.log('Modified city: ', change.doc.data());</text:span></text:span></text:p>
      <text:p text:style-name="P15"><text:span text:style-name="Source_20_Text"><text:span text:style-name="T17">      </text:span></text:span><text:span text:style-name="Source_20_Text"><text:span text:style-name="T16">}</text:span></text:span></text:p>
      <text:p text:style-name="P15"><text:span text:style-name="Source_20_Text"><text:span text:style-name="T17">      </text:span></text:span><text:span text:style-name="Source_20_Text"><text:span text:style-name="T16">if (change.type === 'removed') {</text:span></text:span></text:p>
      <text:p text:style-name="P15"><text:span text:style-name="Source_20_Text"><text:span text:style-name="T17">        </text:span></text:span><text:span text:style-name="Source_20_Text"><text:span text:style-name="T16">console.log('Removed city: ', change.doc.data());</text:span></text:span></text:p>
      <text:p text:style-name="P15"><text:span text:style-name="Source_20_Text"><text:span text:style-name="T17">      </text:span></text:span><text:span text:style-name="Source_20_Text"><text:span text:style-name="T16">}</text:span></text:span></text:p>
      <text:p text:style-name="P15"><text:span text:style-name="Source_20_Text"><text:span text:style-name="T17">    </text:span></text:span><text:span text:style-name="Source_20_Text"><text:span text:style-name="T16">});</text:span></text:span></text:p>
      <text:p text:style-name="P15"><text:span text:style-name="Source_20_Text"><text:span text:style-name="T17">  </text:span></text:span><text:span text:style-name="Source_20_Text"><text:span text:style-name="T16">});</text:span></text:span></text:p>
      <text:p text:style-name="P12"/>
      <text:p text:style-name="P12"/>
      <text:p text:style-name="P12"/>
      <text:p text:style-name="P12"><text:s text:c="2"/>return new Promise((resolve, reject) =&gt; { </text:p>
      <text:p text:style-name="P12"><text:s text:c="48"/></text:p>
      <text:p text:style-name="P12"><text:s text:c="20"/>let chatRef = Firebase.db().collection('chats').doc(chatId)</text:p>
      <text:p text:style-name="P12"><text:s text:c="20"/></text:p>
      <text:p text:style-name="P12"><text:s text:c="12"/></text:p>
      <text:p text:style-name="P12"><text:s text:c="20"/>this._unsubRef = chatRef.onSnapshot(snapChat =&gt; {</text:p>
      <text:p text:style-name="P12"><text:s text:c="20"/></text:p>
      <text:p text:style-name="P12"><text:s text:c="24"/>let chatDoc = snapChat.data();</text:p>
      <text:p text:style-name="P12"><text:s text:c="12"/></text:p>
      <text:p text:style-name="P12"><text:s text:c="25"/>chatRef.collection('messages').doc(idMessage).onSnapshot(snapMessage =&gt; {</text:p>
      <text:p text:style-name="P12"><text:s text:c="12"/></text:p>
      <text:p text:style-name="P12"><text:s text:c="28"/>let messageDoc = snapMessage.data();</text:p>
      <text:p text:style-name="P12"><text:s text:c="28"/>const messageFrom = messageDoc.from;</text:p>
      <text:p text:style-name="P12"><text:s text:c="48"/></text:p>
      <text:p text:style-name="P12"><text:s text:c="28"/>//Acha que é o destinatário da msg</text:p>
      <text:p text:style-name="P12"><text:s text:c="28"/>const messageTo = Object.keys(chatDoc.users).filter(userId =&gt; { return (userId !== DecodeEncode64.encode64(messageFrom))})[0];</text:p>
      <text:p text:style-name="P12"><text:s text:c="28"/></text:p>
      <text:p text:style-name="P12"><text:s text:c="24"/></text:p>
      <text:p text:style-name="P12"><text:s text:c="28"/>// this._user = new User(response.user.email)</text:p>
      <text:p text:style-name="P12"><text:s text:c="28"/>let red = <text:s text:c="2"/>Firebase.db().collection('users').doc(DecodeEncode64.decode64(messageTo)).collection('contacts').doc(DecodeEncode64.encode64(messageFrom))</text:p>
      <text:p text:style-name="P12"/>
      <text:p text:style-name="P12"><text:s text:c="28"/></text:p>
      <text:p text:style-name="P12"/>
      <text:p text:style-name="P12"><text:s text:c="28"/>if(sendAndReceived &amp;&amp; messageDoc.status === 'read') {</text:p>
      <text:p text:style-name="P12"><text:s text:c="32"/></text:p>
      <text:p text:style-name="P12"><text:s text:c="32"/>console.log('por ak')</text:p>
      <text:p text:style-name="P12"><text:s text:c="32"/>red.set({</text:p>
      <text:p text:style-name="P12"><text:s text:c="36"/>statusLastMessage: 'read',</text:p>
      <text:p text:style-name="P12"><text:s text:c="33"/>}, {</text:p>
      <text:p text:style-name="P12"><text:s text:c="36"/>merge: true</text:p>
      <text:p text:style-name="P12"><text:s text:c="32"/>}).then((e) =&gt; {</text:p>
      <text:p text:style-name="P12"><text:s text:c="28"/></text:p>
      <text:p text:style-name="P12"><text:s text:c="36"/>resolve(e);</text:p>
      <text:p text:style-name="P12"><text:s text:c="36"/>return true;</text:p>
      <text:p text:style-name="P12"><text:s text:c="16"/></text:p>
      <text:p text:style-name="P12"><text:s text:c="32"/>}).catch(e =&gt; {</text:p>
      <text:p text:style-name="P12"><text:soft-page-break/><text:s text:c="34"/>console.log(e)</text:p>
      <text:p text:style-name="P12"><text:s text:c="34"/>reject(e)</text:p>
      <text:p text:style-name="P12"><text:s text:c="34"/>throw new Error("User last message not saved.");</text:p>
      <text:p text:style-name="P12"><text:s text:c="32"/>});</text:p>
      <text:p text:style-name="P12"/>
      <text:p text:style-name="P12"><text:s text:c="28"/>} else if(sendAndReceived) {</text:p>
      <text:p text:style-name="P12"/>
      <text:p text:style-name="P12"><text:s text:c="32"/>setTimeout(() =&gt; {</text:p>
      <text:p text:style-name="P12"><text:s text:c="36"/>console.log('chamou de novo')</text:p>
      <text:p text:style-name="P12"><text:s text:c="36"/>red.set({</text:p>
      <text:p text:style-name="P12"><text:s text:c="40"/>idLastMessage: idMessage,</text:p>
      <text:p text:style-name="P12"><text:s text:c="40"/>lastMessage: messageDoc.content,</text:p>
      <text:p text:style-name="P12"><text:s text:c="40"/>statusLastMessage: 'sent',</text:p>
      <text:p text:style-name="P12"><text:s text:c="40"/>lastMessageTime: new Date(),</text:p>
      <text:p text:style-name="P12"><text:s text:c="37"/>}, {</text:p>
      <text:p text:style-name="P12"><text:s text:c="40"/>merge: true</text:p>
      <text:p text:style-name="P12"><text:s text:c="36"/>}).then((e) =&gt; {</text:p>
      <text:p text:style-name="P12"><text:s text:c="32"/></text:p>
      <text:p text:style-name="P12"><text:s text:c="40"/>resolve(e);</text:p>
      <text:p text:style-name="P12"><text:s text:c="40"/>return <text:s/>true;</text:p>
      <text:p text:style-name="P12"><text:s text:c="20"/></text:p>
      <text:p text:style-name="P12"><text:s text:c="36"/>}).catch(e =&gt; {</text:p>
      <text:p text:style-name="P12"><text:s text:c="38"/>console.log(e)</text:p>
      <text:p text:style-name="P12"><text:s text:c="38"/>reject(e)</text:p>
      <text:p text:style-name="P12"><text:s text:c="38"/>throw new Error("User last message not saved.");</text:p>
      <text:p text:style-name="P12"><text:s text:c="36"/>});</text:p>
      <text:p text:style-name="P12"><text:s text:c="44"/></text:p>
      <text:p text:style-name="P12"><text:s text:c="32"/>}, 1000);</text:p>
      <text:p text:style-name="P12"><text:s text:c="8"/></text:p>
      <text:p text:style-name="P12"><text:s text:c="32"/>setTimeout(() =&gt; {</text:p>
      <text:p text:style-name="P12"><text:s text:c="32"/></text:p>
      <text:p text:style-name="P12"><text:s text:c="36"/>red.set({</text:p>
      <text:p text:style-name="P12"><text:s text:c="40"/>statusLastMessage: 'received',</text:p>
      <text:p text:style-name="P12"><text:s text:c="37"/>}, {</text:p>
      <text:p text:style-name="P12"><text:s text:c="40"/>merge: true</text:p>
      <text:p text:style-name="P12"><text:s text:c="36"/>}).then((e) =&gt; {</text:p>
      <text:p text:style-name="P12"><text:s text:c="32"/></text:p>
      <text:p text:style-name="P12"><text:s text:c="40"/>resolve(e);</text:p>
      <text:p text:style-name="P12"><text:s text:c="40"/>return true;</text:p>
      <text:p text:style-name="P12"><text:s text:c="20"/></text:p>
      <text:p text:style-name="P12"><text:s text:c="36"/>}).catch(e =&gt; {</text:p>
      <text:p text:style-name="P12"><text:s text:c="38"/>console.log(e)</text:p>
      <text:p text:style-name="P12"><text:s text:c="38"/>reject(e)</text:p>
      <text:p text:style-name="P12"><text:s text:c="38"/>throw new Error("User last message not saved.");</text:p>
      <text:p text:style-name="P12"><text:s text:c="36"/>});</text:p>
      <text:p text:style-name="P12"><text:s text:c="44"/></text:p>
      <text:p text:style-name="P12"><text:s text:c="32"/>}, 2500); </text:p>
      <text:p text:style-name="P12"><text:s text:c="28"/></text:p>
      <text:p text:style-name="P12"><text:s text:c="32"/></text:p>
      <text:p text:style-name="P12"><text:s text:c="28"/></text:p>
      <text:p text:style-name="P12"><text:s text:c="28"/>}</text:p>
      <text:p text:style-name="P12"><text:s text:c="28"/></text:p>
      <text:p text:style-name="P12"><text:soft-page-break/><text:s text:c="28"/>else if(read) {</text:p>
      <text:p text:style-name="P12"><text:s text:c="32"/></text:p>
      <text:p text:style-name="P12"><text:s text:c="32"/>red.set({</text:p>
      <text:p text:style-name="P12"><text:s text:c="36"/>statusLastMessage: 'read',</text:p>
      <text:p text:style-name="P12"><text:s text:c="33"/>}, {</text:p>
      <text:p text:style-name="P12"><text:s text:c="36"/>merge: true</text:p>
      <text:p text:style-name="P12"><text:s text:c="32"/>}).then((e) =&gt; {</text:p>
      <text:p text:style-name="P12"><text:s text:c="28"/></text:p>
      <text:p text:style-name="P12"><text:s text:c="36"/>resolve(e);</text:p>
      <text:p text:style-name="P12"><text:s text:c="36"/>return true;</text:p>
      <text:p text:style-name="P12"><text:s text:c="16"/></text:p>
      <text:p text:style-name="P12"><text:s text:c="32"/>}).catch(e =&gt; {</text:p>
      <text:p text:style-name="P12"><text:s text:c="34"/>console.log(e)</text:p>
      <text:p text:style-name="P12"><text:s text:c="34"/>reject(e)</text:p>
      <text:p text:style-name="P12"><text:s text:c="34"/>throw new Error("User last message not saved.");</text:p>
      <text:p text:style-name="P12"><text:s text:c="32"/>});</text:p>
      <text:p text:style-name="P12"><text:s text:c="28"/></text:p>
      <text:p text:style-name="P12"><text:s text:c="28"/>} else {</text:p>
      <text:p text:style-name="P12"/>
      <text:p text:style-name="P12"><text:s text:c="32"/>this._unsubRef();</text:p>
      <text:p text:style-name="P12"/>
      <text:p text:style-name="P12"><text:s text:c="28"/>}</text:p>
      <text:p text:style-name="P12"/>
      <text:p text:style-name="P12"><text:s text:c="28"/>sendAndReceived = null;</text:p>
      <text:p text:style-name="P12"><text:s text:c="28"/>read = null;</text:p>
      <text:p text:style-name="P12"><text:s text:c="24"/></text:p>
      <text:p text:style-name="P12"><text:s text:c="24"/>});</text:p>
      <text:p text:style-name="P12"><text:s text:c="12"/></text:p>
      <text:p text:style-name="P12"><text:s text:c="20"/>});</text:p>
      <text:p text:style-name="P12"><text:s text:c="8"/></text:p>
      <text:p text:style-name="P12"><text:s text:c="16"/>}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2T13:55:07.311791484</meta:creation-date>
    <dc:date>2023-07-27T06:17:36.039166138</dc:date>
    <meta:editing-duration>P2DT8H16M31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5" meta:paragraph-count="171" meta:word-count="660" meta:character-count="8848" meta:non-whitespace-character-count="4478"/>
  </office:meta>
</office:document-meta>
</file>